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ffff" draw:opacity="0%" draw:textarea-horizontal-align="center" draw:textarea-vertical-align="middle" draw:shadow-opacity="0%"/>
    </style:style>
    <style:style style:name="gr2" style:family="graphic" style:parent-style-name="standard">
      <style:graphic-properties draw:stroke="dash" draw:stroke-dash="Fine_20_Dashed_20__28_var_29_" draw:fill-color="#ffffff" draw:opacity="0%" draw:textarea-horizontal-align="center" draw:textarea-vertical-align="middle" draw:shadow-opacity="0%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width="false" fo:min-height="0.25cm"/>
    </style:style>
    <style:style style:name="gr5" style:family="graphic" style:parent-style-name="standard">
      <style:graphic-properties draw:stroke="none" svg:stroke-color="#000000" draw:fill="none" draw:fill-color="#ffffff" draw:auto-grow-width="true" fo:min-height="0.25cm"/>
    </style:style>
    <style:style style:name="P1" style:family="paragraph">
      <style:paragraph-properties fo:text-align="center"/>
    </style:style>
    <style:style style:name="P2" style:family="paragraph">
      <style:text-properties fo:font-size="7pt" style:font-size-asian="7pt" style:font-size-complex="7pt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107.2cm" svg:height="82cm" svg:x="1.7cm" svg:y="1cm">
          <text:p/>
        </draw:rect>
        <draw:rect draw:style-name="gr2" draw:text-style-name="P1" draw:layer="layout" svg:width="106.2cm" svg:height="81cm" svg:x="2.2cm" svg:y="1.5cm">
          <text:p/>
        </draw:rect>
        <draw:rect draw:style-name="gr1" draw:text-style-name="P1" draw:layer="layout" svg:width="9cm" svg:height="82cm" svg:x="108.9cm" svg:y="1cm">
          <text:p/>
        </draw:rect>
        <draw:line draw:style-name="gr3" draw:text-style-name="P1" draw:layer="layout" svg:x1="108.9cm" svg:y1="67.5cm" svg:x2="117.9cm" svg:y2="67.5cm">
          <text:p/>
        </draw:line>
        <draw:line draw:style-name="gr3" draw:text-style-name="P1" draw:layer="layout" svg:x1="108.9cm" svg:y1="79.2cm" svg:x2="117.9cm" svg:y2="79.2cm">
          <text:p/>
        </draw:line>
        <draw:line draw:style-name="gr3" draw:text-style-name="P1" draw:layer="layout" svg:x1="108.9cm" svg:y1="81.5cm" svg:x2="117.9cm" svg:y2="81.5cm">
          <text:p/>
        </draw:line>
        <draw:line draw:style-name="gr3" draw:text-style-name="P1" draw:layer="layout" svg:x1="108.9cm" svg:y1="78.5cm" svg:x2="117.9cm" svg:y2="78.5cm">
          <text:p/>
        </draw:line>
        <draw:frame draw:style-name="gr4" draw:text-style-name="P2" draw:layer="layout" svg:width="1.514cm" svg:height="0.53cm" svg:x="108.8cm" svg:y="78.5cm">
          <draw:text-box>
            <text:p><text:span text:style-name="T1">Maßstab:</text:span></text:p>
          </draw:text-box>
        </draw:frame>
        <draw:line draw:style-name="gr3" draw:text-style-name="P1" draw:layer="layout" svg:x1="113.45cm" svg:y1="78.5cm" svg:x2="113.45cm" svg:y2="79.2cm">
          <text:p/>
        </draw:line>
        <draw:frame draw:style-name="gr5" draw:text-style-name="P2" draw:layer="layout" svg:width="1.294cm" svg:height="0.53cm" svg:x="113.35cm" svg:y="78.5cm">
          <draw:text-box>
            <text:p><text:span text:style-name="T1">Datum:</text:span></text:p>
          </draw:text-box>
        </draw:frame>
        <draw:line draw:style-name="gr3" draw:text-style-name="P1" draw:layer="layout" svg:x1="108.9cm" svg:y1="76.5cm" svg:x2="117.9cm" svg:y2="76.5cm">
          <text:p/>
        </draw:line>
        <draw:line draw:style-name="gr3" draw:text-style-name="P1" draw:layer="layout" svg:x1="110.9cm" svg:y1="76.5cm" svg:x2="110.9cm" svg:y2="78.5cm">
          <text:p/>
        </draw:line>
        <draw:rect draw:style-name="gr2" draw:text-style-name="P1" draw:layer="layout" svg:width="8.6cm" svg:height="8.6cm" svg:x="109.1cm" svg:y="67.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draw:stroke-dash draw:name="_31__20_Punkt_20_1_20_Strich" draw:display-name="1 Punkt 1 Strich" draw:style="rect" draw:dots1="1" draw:dots2="1" draw:dots2-length="0.5cm" draw:distance="0.2cm"/>
    <draw:stroke-dash draw:name="Fine_20_Dashed_20__28_var_29_" draw:display-name="Fine Dashed (var)" draw:style="rect" draw:dots1="1" draw:dots1-length="197%" draw:distance="197%"/>
    <draw:stroke-dash draw:name="Mischwasser_5f_p" draw:display-name="Mischwasser_p" draw:style="rect" draw:dots1="1" draw:dots2="1" draw:dots2-length="0.25cm" draw:distance="0.2cm"/>
    <draw:stroke-dash draw:name="gestrichelt_20_regenwasser_5f_o" draw:display-name="gestrichelt regenwasser_o" draw:style="rect" draw:dots1="1" draw:dots1-length="0.5cm" draw:dots2="1" draw:dots2-length="0.5cm" draw:distance="0.15cm"/>
    <draw:stroke-dash draw:name="gestrichelt_20_regenwasser_5f_p" draw:display-name="gestrichelt regenwasser_p" draw:style="rect" draw:dots1="1" draw:dots1-length="0.25cm" draw:dots2="1" draw:dots2-length="0.25cm" draw:distance="0.2cm"/>
    <draw:stroke-dash draw:name="gestrichelt_20_schmutzwasser_5f_p" draw:display-name="gestrichelt schmutzwasser_p" draw:style="rect" draw:dots1="1" draw:dots1-length="0.5cm" draw:dots2="1" draw:dots2-length="0.5cm" draw:distance="0.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3-17T12:11:30.51</meta:creation-date>
    <dc:date>2011-03-17T14:31:07.71</dc:date>
    <meta:editing-duration>PT02H19M35S</meta:editing-duration>
    <meta:editing-cycles>5</meta:editing-cycles>
    <meta:generator>OpenOffice.org/3.2$Win32 OpenOffice.org_project/320m18$Build-9502</meta:generator>
    <meta:document-statistic meta:object-count="13"/>
  </office:meta>
</office:document-meta>
</file>